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/>
    </style:style>
    <style:style style:name="T24" style:parent-style-name="Основнойшрифтабзаца" style:family="text">
      <style:text-properties style:font-name="Times New Roman" style:font-name-complex="Times New Roma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paragraph-properties fo:text-align="center"/>
    </style:style>
    <style:style style:name="T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P45" style:parent-style-name="Standard" style:family="paragraph">
      <style:paragraph-properties fo:margin-bottom="0in" style:line-height-at-least="0i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Standard" style:family="paragraph">
      <style:paragraph-properties style:line-height-at-least="0in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P51" style:parent-style-name="Standard" style:family="paragraph">
      <style:paragraph-properties style:line-height-at-least="0in"/>
      <style:text-properties style:font-name="Times New Roman" style:font-name-complex="Times New Roman"/>
    </style:style>
    <style:style style:name="S1" style:family="section">
      <style:section-properties fo:margin-left="0in" fo:margin-right="0in" style:writing-mode="lr-tb">
        <style:columns fo:column-count="2">
          <style:column style:rel-width="4677*" fo:start-indent="0in" fo:end-indent="0.2458in"/>
          <style:column style:rel-width="4678*" fo:start-indent="0.2458in" fo:end-indent="0in"/>
        </style:columns>
      </style:section-properties>
    </style:style>
    <style:style style:name="P52" style:parent-style-name="Standard" style:family="paragraph">
      <style:paragraph-properties fo:margin-bottom="0.0833in" style:line-height-at-least="0in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P54" style:parent-style-name="Standard" style:family="paragraph">
      <style:paragraph-properties fo:margin-bottom="0.0833in" style:line-height-at-least="0i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P56" style:parent-style-name="Standard" style:family="paragraph">
      <style:paragraph-properties fo:margin-bottom="0.0833in" style:line-height-at-least="0in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P58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59" style:parent-style-name="Standard" style:family="paragraph">
      <style:paragraph-properties fo:margin-bottom="0in" style:line-height-at-least="0in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P61" style:parent-style-name="Standard" style:family="paragraph">
      <style:paragraph-properties fo:margin-bottom="0in" style:line-height-at-least="0in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P63" style:parent-style-name="Standard" style:family="paragraph">
      <style:paragraph-properties fo:margin-bottom="0.0833in" style:line-height-at-least="0in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P65" style:parent-style-name="Standard" style:family="paragraph">
      <style:paragraph-properties fo:margin-bottom="0.0833in" style:line-height-at-least="0in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P67" style:parent-style-name="Standard" style:family="paragraph">
      <style:paragraph-properties fo:margin-bottom="0.0833in" style:line-height-at-least="0in"/>
    </style:style>
    <style:style style:name="T68" style:parent-style-name="Основнойшрифтабзаца" style:family="text">
      <style:text-properties style:font-name="Times New Roman" style:font-name-complex="Times New Roman"/>
    </style:style>
    <style:style style:name="P69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70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71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72" style:parent-style-name="Standard" style:family="paragraph">
      <style:paragraph-properties fo:break-before="column" fo:margin-bottom="0.0833in" style:line-height-at-least="0in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P74" style:parent-style-name="Standard" style:family="paragraph">
      <style:paragraph-properties fo:margin-bottom="0.0833in" style:line-height-at-least="0in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P76" style:parent-style-name="Standard" style:family="paragraph">
      <style:paragraph-properties fo:margin-bottom="0.0833in" style:line-height-at-least="0in"/>
    </style:style>
    <style:style style:name="T77" style:parent-style-name="Основнойшрифтабзаца" style:family="text">
      <style:text-properties style:font-name="Times New Roman" style:font-name-complex="Times New Roman"/>
    </style:style>
    <style:style style:name="P78" style:parent-style-name="Standard" style:family="paragraph">
      <style:paragraph-properties fo:margin-bottom="0.0833in" style:line-height-at-least="0in"/>
    </style:style>
    <style:style style:name="T79" style:parent-style-name="Основнойшрифтабзаца" style:family="text">
      <style:text-properties style:font-name="Times New Roman" style:font-name-complex="Times New Roman"/>
    </style:style>
    <style:style style:name="P80" style:parent-style-name="Standard" style:family="paragraph">
      <style:paragraph-properties fo:margin-bottom="0.0833in" style:line-height-at-least="0in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S2" style:family="section">
      <style:section-properties fo:margin-left="0in" fo:margin-right="0in" style:writing-mode="lr-tb"/>
    </style:style>
    <style:style style:name="P82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83" style:parent-style-name="Standard" style:family="paragraph">
      <style:paragraph-properties fo:margin-bottom="0.0833in" style:line-height-at-least="0in"/>
      <style:text-properties style:font-name="Times New Roman" style:font-name-complex="Times New Roman"/>
    </style:style>
    <style:style style:name="P84" style:parent-style-name="Standard" style:family="paragraph">
      <style:paragraph-properties fo:text-align="center" fo:margin-bottom="0.0833in" style:line-height-at-least="0in"/>
    </style:style>
    <style:style style:name="T85" style:parent-style-name="Основнойшрифтабзаца" style:family="text">
      <style:text-properties style:font-name="Times New Roman" style:font-name-complex="Times New Roman"/>
    </style:style>
    <style:style style:name="P86" style:parent-style-name="Standard" style:family="paragraph">
      <style:paragraph-properties fo:text-align="center" fo:margin-bottom="0.0833in" style:line-height-at-least="0in"/>
    </style:style>
    <style:style style:name="T87" style:parent-style-name="Основнойшрифтабзаца" style:family="text">
      <style:text-properties style:font-name="Times New Roman" style:font-name-complex="Times New Roman"/>
    </style:style>
    <style:style style:name="P88" style:parent-style-name="Обычный" style:family="paragraph">
      <style:paragraph-properties fo:break-before="page"/>
    </style:style>
    <style:style style:name="P89" style:parent-style-name="Standard" style:family="paragraph">
      <style:paragraph-properties fo:text-align="center" fo:margin-bottom="0.0833in" style:line-height-at-least="0in"/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center" fo:margin-bottom="0.0833in" style:line-height-at-least="0in"/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4">бюджетное профессиональное образовательное учреждение Вологодской области</text:span></text:p>
      <text:p text:style-name="P25"><text:span text:style-name="T26">«Череповецкий лесомеханический техникум им. В.П. Чкалова»</text:span></text:p>
      <text:p text:style-name="P27"/>
      <text:p text:style-name="P28"/>
      <text:p text:style-name="P29"/>
      <text:p text:style-name="P30"><text:span text:style-name="T31">Специальность<text:s/></text:span><text:span text:style-name="T32">09.02.07</text:span><text:span text:style-name="T33"><text:s/>«Информационные системы и программирование»</text:span></text:p>
      <text:p text:style-name="P34"/>
      <text:p text:style-name="P35"/>
      <text:p text:style-name="P36"><text:span text:style-name="T37">ОТЧЕТ ПО ПРОИЗВОДСТВЕННОЙ ПРАКТИКЕ</text:span></text:p>
      <text:p text:style-name="P38"><text:span text:style-name="T39">ПП по ПМ.10 Администрирование информационных ресурсов</text:span></text:p>
      <text:p text:style-name="P40"/>
      <text:p text:style-name="P41"/>
      <text:p text:style-name="Standard"><text:span text:style-name="T42">Выполнил студент __ курса группы ИС- _____</text:span></text:p>
      <text:p text:style-name="Standard"><text:span text:style-name="T43">____________________________________</text:span></text:p>
      <text:p text:style-name="Standard"><text:span text:style-name="T44">подпись ____________________________</text:span></text:p>
      <text:p text:style-name="P45"><text:span text:style-name="T46">место практики __________________________________________________________________</text:span></text:p>
      <text:p text:style-name="P47"><text:span text:style-name="T48"><text:tab/></text:span><text:span text:style-name="T49"><text:tab/></text:span><text:span text:style-name="T50"><text:tab/>наименование юридического лица, ФИО ИП</text:span></text:p>
      <text:p text:style-name="P51"/>
      <text:section text:name="Sect1" text:style-name="S1">
        <text:p text:style-name="P52"><text:span text:style-name="T53">Период прохождения:</text:span></text:p>
        <text:p text:style-name="P54"><text:span text:style-name="T55">с «___» ________ 2026 г.</text:span></text:p>
        <text:p text:style-name="P56"><text:span text:style-name="T57">по «___» _________ 2026 г.</text:span></text:p>
        <text:p text:style-name="P58"/>
        <text:p text:style-name="P59"><text:span text:style-name="T60">Руководитель практики от</text:span></text:p>
        <text:p text:style-name="P61"><text:span text:style-name="T62">предприятия</text:span></text:p>
        <text:p text:style-name="P63"><text:span text:style-name="T64">должность______________________</text:span></text:p>
        <text:p text:style-name="P65"><text:span text:style-name="T66">_______________________________</text:span></text:p>
        <text:p text:style-name="P67"><text:span text:style-name="T68">подпись________________________</text:span></text:p>
        <text:p text:style-name="P69"/>
        <text:p text:style-name="P70"/>
        <text:p text:style-name="P71"/>
        <text:p text:style-name="P72"><text:span text:style-name="T73"><text:s text:c="20"/>МПРуководитель практики от</text:span></text:p>
        <text:p text:style-name="P74"><text:span text:style-name="T75">техникума: Материкова А.А.</text:span></text:p>
        <text:p text:style-name="P76"><text:span text:style-name="T77">______________________________________</text:span></text:p>
        <text:p text:style-name="P78"><text:span text:style-name="T79">Оценка:_______________________________</text:span></text:p>
        <text:p text:style-name="P80"><text:span text:style-name="T81">«___» _______________________2026 года</text:span></text:p>
      </text:section>
      <text:section text:name="Sect2" text:style-name="S2">
        <text:p text:style-name="P82"/>
        <text:p text:style-name="P83"/>
        <text:p text:style-name="P84"><text:span text:style-name="T85">г. Череповец</text:span></text:p>
        <text:p text:style-name="P86"><text:span text:style-name="T87">2026</text:span></text:p>
        <text:p text:style-name="P88"/>
        <text:soft-page-break/>
        <text:p text:style-name="P89">СОДЕРЖАНИЕ</text:p>
        <text:p text:style-name="P9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Верхнийколонтитул" style:display-name="Верхний колонтитул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1631in"/>
    </style:style>
    <style:style style:name="TableColumn4" style:family="table-column">
      <style:table-column-properties style:column-width="2.1631in"/>
    </style:style>
    <style:style style:name="TableColumn5" style:family="table-column">
      <style:table-column-properties style:column-width="2.1631in"/>
    </style:style>
    <style:style style:name="Table2" style:family="table">
      <style:table-properties style:width="6.4895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1631in"/>
    </style:style>
    <style:style style:name="TableColumn15" style:family="table-column">
      <style:table-column-properties style:column-width="2.1631in"/>
    </style:style>
    <style:style style:name="TableColumn16" style:family="table-column">
      <style:table-column-properties style:column-width="2.1631in"/>
    </style:style>
    <style:style style:name="Table13" style:family="table">
      <style:table-properties style:width="6.4895in" fo:margin-left="0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><text:page-number text:fixed="false"/></text:p>
            </table:table-cell>
            <table:table-cell table:style-name="TableCell11">
              <text:p text:style-name="P12"/>
            </table:table-cell>
          </table:table-row>
        </table:table>
        <text:p text:style-name="Нижнийколонтитул"/>
      </style:footer>
    </style:master-page>
    <style:master-page style:next-style-name="MP0" style:name="MPF0" style:page-layout-name="PL0"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Ксения Аксёнова</dc:creator>
    <meta:creation-date>2026-02-02T07:45:00Z</meta:creation-date>
    <dc:date>2026-02-02T07:45:00Z</dc:date>
    <meta:template xlink:href="Normal.dotm" xlink:type="simple"/>
    <meta:editing-cycles>3</meta:editing-cycles>
    <meta:editing-duration>PT0S</meta:editing-duration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5" meta:character-count="973" meta:row-count="6" meta:non-whitespace-character-count="829"/>
  </office:meta>
</office:document-meta>
</file>